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New Mexico Instructional Scope for Algebra 2 emphasizes key standards, referred to as "Power Standards," which are crucial for students' mathematical development. These standards are organized into clusters, each targeting a specific area of advanced algebraic concepts. Below is a detailed breakdown of these clusters and their associated standards:</text:p>
      <text:list xml:id="list1631876921" text:style-name="L1">
        <text:list-item>
          <text:p text:style-name="P1"><text:span text:style-name="Strong_20_Emphasis">The Complex Number System</text:span></text:p>
          <text:list>
            <text:list-item>
              <text:p text:style-name="P2"><text:span text:style-name="Strong_20_Emphasis">Perform arithmetic operations with complex numbers</text:span>:</text:p>
              <text:list>
                <text:list-item>
                  <text:p text:style-name="P2"><text:span text:style-name="Emphasis">N-CN.1</text:span>: Know there is a complex number <text:span text:style-name="Emphasis">i</text:span> such that <text:span text:style-name="Emphasis">i²</text:span> = –1, and every complex number has the form <text:span text:style-name="Emphasis">a</text:span> + <text:span text:style-name="Emphasis">bi</text:span> with <text:span text:style-name="Emphasis">a</text:span> and <text:span text:style-name="Emphasis">b</text:span> real.</text:p>
                </text:list-item>
                <text:list-item>
                  <text:p text:style-name="P2"><text:span text:style-name="Emphasis">N-CN.2</text:span>: Use the relation <text:span text:style-name="Emphasis">i²</text:span> = –1 and the commutative, associative, and distributive properties to add, subtract, and multiply complex numbers.</text:p>
                </text:list-item>
              </text:list>
            </text:list-item>
            <text:list-item>
              <text:p text:style-name="P2"><text:span text:style-name="Strong_20_Emphasis">Use complex numbers in polynomial identities and equations</text:span>:</text:p>
              <text:list>
                <text:list-item>
                  <text:p text:style-name="P2"><text:span text:style-name="Emphasis">N-CN.7</text:span>: Solve quadratic equations with real coefficients that have complex solutions.</text:p>
                </text:list-item>
                <text:list-item>
                  <text:p text:style-name="P2"><text:span text:style-name="Emphasis">N-CN.8</text:span>: Extend polynomial identities to the complex numbers.</text:p>
                </text:list-item>
              </text:list>
            </text:list-item>
          </text:list>
        </text:list-item>
        <text:list-item>
          <text:p text:style-name="P1"><text:span text:style-name="Strong_20_Emphasis">Seeing Structure in Expressions</text:span></text:p>
          <text:list>
            <text:list-item>
              <text:p text:style-name="P2"><text:span text:style-name="Strong_20_Emphasis">Interpret the structure of expressions</text:span>:</text:p>
              <text:list>
                <text:list-item>
                  <text:p text:style-name="P2"><text:span text:style-name="Emphasis">A-SSE.1</text:span>: Interpret expressions that represent a quantity in terms of its context.</text:p>
                </text:list-item>
              </text:list>
            </text:list-item>
            <text:list-item>
              <text:p text:style-name="P2"><text:span text:style-name="Strong_20_Emphasis">Write expressions in equivalent forms to solve problems</text:span>:</text:p>
              <text:list>
                <text:list-item>
                  <text:p text:style-name="P2"><text:span text:style-name="Emphasis">A-SSE.2</text:span>: Use the structure of an expression to identify ways to rewrite it.</text:p>
                </text:list-item>
                <text:list-item>
                  <text:p text:style-name="P2"><text:span text:style-name="Emphasis">A-SSE.3</text:span>: Choose and produce an equivalent form of an expression to reveal and explain properties of the quantity represented by the expression.</text:p>
                </text:list-item>
              </text:list>
            </text:list-item>
          </text:list>
        </text:list-item>
        <text:list-item>
          <text:p text:style-name="P1"><text:span text:style-name="Strong_20_Emphasis">Arithmetic with Polynomials and Rational Expressions</text:span></text:p>
          <text:list>
            <text:list-item>
              <text:p text:style-name="P2"><text:span text:style-name="Strong_20_Emphasis">Perform arithmetic operations on polynomials</text:span>:</text:p>
              <text:list>
                <text:list-item>
                  <text:p text:style-name="P2"><text:span text:style-name="Emphasis">A-APR.1</text:span>: Understand that polynomials form a system analogous to the integers, namely, they are closed under the operations of addition, subtraction, and multiplication.</text:p>
                </text:list-item>
              </text:list>
            </text:list-item>
            <text:list-item>
              <text:p text:style-name="P2"><text:span text:style-name="Strong_20_Emphasis">Understand the relationship between zeros and factors of polynomials</text:span>:</text:p>
              <text:list>
                <text:list-item>
                  <text:p text:style-name="P2"><text:span text:style-name="Emphasis">A-APR.2</text:span>: Know and apply the Remainder Theorem.</text:p>
                </text:list-item>
                <text:list-item>
                  <text:p text:style-name="P2"><text:span text:style-name="Emphasis">A-APR.3</text:span>: Identify zeros of polynomials when suitable factorizations are available, and use the zeros to construct a rough graph of the function defined by the polynomial.</text:p>
                </text:list-item>
              </text:list>
            </text:list-item>
            <text:list-item>
              <text:p text:style-name="P2"><text:span text:style-name="Strong_20_Emphasis">Use polynomial identities to solve problems</text:span>:</text:p>
              <text:list>
                <text:list-item>
                  <text:p text:style-name="P2"><text:span text:style-name="Emphasis">A-APR.4</text:span>: Prove polynomial identities and use them to describe numerical relationships.</text:p>
                </text:list-item>
              </text:list>
            </text:list-item>
            <text:list-item>
              <text:p text:style-name="P2"><text:span text:style-name="Strong_20_Emphasis">Rewrite rational expressions</text:span>:</text:p>
              <text:list>
                <text:list-item>
                  <text:p text:style-name="P2"><text:span text:style-name="Emphasis">A-APR.6</text:span>: Rewrite simple rational expressions in different forms.</text:p>
                </text:list-item>
              </text:list>
            </text:list-item>
          </text:list>
        </text:list-item>
        <text:list-item>
          <text:p text:style-name="P1"><text:span text:style-name="Strong_20_Emphasis">Creating Equations</text:span></text:p>
          <text:list>
            <text:list-item>
              <text:p text:style-name="P2"><text:span text:style-name="Strong_20_Emphasis">Create equations that describe numbers or relationships</text:span>:</text:p>
              <text:list>
                <text:list-item>
                  <text:p text:style-name="P2"><text:span text:style-name="Emphasis">A-CED.1</text:span>: Create equations and inequalities in one variable and use them to solve problems.</text:p>
                </text:list-item>
                <text:list-item>
                  <text:p text:style-name="P2"><text:soft-page-break/><text:span text:style-name="Emphasis">A-CED.2</text:span>: Create equations in two or more variables to represent relationships between quantities.</text:p>
                </text:list-item>
                <text:list-item>
                  <text:p text:style-name="P2"><text:span text:style-name="Emphasis">A-CED.3</text:span>: Represent constraints by equations or inequalities, and by systems of equations and/or inequalities, and interpret solutions as viable or nonviable options in a modeling context.</text:p>
                </text:list-item>
              </text:list>
            </text:list-item>
          </text:list>
        </text:list-item>
        <text:list-item>
          <text:p text:style-name="P1"><text:span text:style-name="Strong_20_Emphasis">Reasoning with Equations and Inequalities</text:span></text:p>
          <text:list>
            <text:list-item>
              <text:p text:style-name="P2"><text:span text:style-name="Strong_20_Emphasis">Solve systems of equations</text:span>:</text:p>
              <text:list>
                <text:list-item>
                  <text:p text:style-name="P2"><text:span text:style-name="Emphasis">A-REI.7</text:span>: Solve a simple system consisting of a linear equation and a quadratic equation in two variables algebraically and graphically.</text:p>
                </text:list-item>
              </text:list>
            </text:list-item>
            <text:list-item>
              <text:p text:style-name="P2"><text:span text:style-name="Strong_20_Emphasis">Represent and solve equations and inequalities graphically</text:span>:</text:p>
              <text:list>
                <text:list-item>
                  <text:p text:style-name="P2"><text:span text:style-name="Emphasis">A-REI.11</text:span>: Explain why the <text:span text:style-name="Emphasis">x</text:span>-coordinates of the points where the graphs of the equations <text:span text:style-name="Emphasis">y</text:span> = <text:span text:style-name="Emphasis">f(x)</text:span> and <text:span text:style-name="Emphasis">y</text:span> = <text:span text:style-name="Emphasis">g(x)</text:span> intersect are the solutions of the equation <text:span text:style-name="Emphasis">f(x)</text:span> = <text:span text:style-name="Emphasis">g(x)</text:span>; find the solutions approximately.</text:p>
                </text:list-item>
              </text:list>
            </text:list-item>
          </text:list>
        </text:list-item>
        <text:list-item>
          <text:p text:style-name="P1"><text:span text:style-name="Strong_20_Emphasis">Interpreting Functions</text:span></text:p>
          <text:list>
            <text:list-item>
              <text:p text:style-name="P2"><text:span text:style-name="Strong_20_Emphasis">Analyze functions using different representations</text:span>:</text:p>
              <text:list>
                <text:list-item>
                  <text:p text:style-name="P2"><text:span text:style-name="Emphasis">F-IF.7</text:span>: Graph functions expressed symbolically and show key features of the graph.</text:p>
                </text:list-item>
                <text:list-item>
                  <text:p text:style-name="P2"><text:span text:style-name="Emphasis">F-IF.8</text:span>: Write a function defined by an expression in different but equivalent forms to reveal and explain different properties of the function.</text:p>
                </text:list-item>
                <text:list-item>
                  <text:p text:style-name="P2"><text:span text:style-name="Emphasis">F-IF.9</text:span>: Compare properties of two functions each represented in a different way.</text:p>
                </text:list-item>
              </text:list>
            </text:list-item>
          </text:list>
        </text:list-item>
        <text:list-item>
          <text:p text:style-name="P1"><text:span text:style-name="Strong_20_Emphasis">Building Functions</text:span></text:p>
          <text:list>
            <text:list-item>
              <text:p text:style-name="P2"><text:span text:style-name="Strong_20_Emphasis">Build a function that models a relationship between two quantities</text:span>:</text:p>
              <text:list>
                <text:list-item>
                  <text:p text:style-name="P2"><text:span text:style-name="Emphasis">F-BF.1</text:span>: Write a function that describes a relationship between two quantities.</text:p>
                </text:list-item>
              </text:list>
            </text:list-item>
            <text:list-item>
              <text:p text:style-name="P2"><text:span text:style-name="Strong_20_Emphasis">Build new functions from existing functions</text:span>:</text:p>
              <text:list>
                <text:list-item>
                  <text:p text:style-name="P2"><text:span text:style-name="Emphasis">F-BF.3</text:span>: Identify the effect on the graph of replacing <text:span text:style-name="Emphasis">f(x)</text:span> by <text:span text:style-name="Emphasis">f(x) + k</text:span>, <text:span text:style-name="Emphasis">k f(x)</text:span>, <text:span text:style-name="Emphasis">f(kx)</text:span>, and <text:span text:style-name="Emphasis">f(x + k)</text:span> for specific values of <text:span text:style-name="Emphasis">k</text:span>.</text:p>
                </text:list-item>
              </text:list>
            </text:list-item>
          </text:list>
        </text:list-item>
        <text:list-item>
          <text:p text:style-name="P1"><text:span text:style-name="Strong_20_Emphasis">Trigonometric Functions</text:span></text:p>
          <text:list>
            <text:list-item>
              <text:p text:style-name="P2"><text:span text:style-name="Strong_20_Emphasis">Extend the domain of trigonometric functions using the unit circle</text:span>:</text:p>
              <text:list>
                <text:list-item>
                  <text:p text:style-name="P2"><text:span text:style-name="Emphasis">F-TF.1</text:span>: Understand radian measure of an angle as the length of the arc on the unit circle subtended by the angle.</text:p>
                </text:list-item>
                <text:list-item>
                  <text:p text:style-name="P2"><text:span text:style-name="Emphasis">F-TF.2</text:span>: Explain how the unit circle in the coordinate plane enables the extension of trigonometric functions to all real numbers.</text:p>
                </text:list-item>
              </text:list>
            </text:list-item>
            <text:list-item>
              <text:p text:style-name="P2"><text:span text:style-name="Strong_20_Emphasis">Model periodic phenomena with trigonometric functions</text:span>:</text:p>
              <text:list>
                <text:list-item>
                  <text:p text:style-name="P2"><text:span text:style-name="Emphasis">F-TF.5</text:span>: Choose trigonometric functions to model periodic phenomena with specified amplitude, frequency, and midline.</text:p>
                </text:list-item>
              </text:list>
            </text:list-item>
          </text:list>
        </text:list-item>
        <text:list-item>
          <text:p text:style-name="P1"><text:span text:style-name="Strong_20_Emphasis">Interpreting Categorical and Quantitative Data</text:span></text:p>
          <text:list>
            <text:list-item>
              <text:p text:style-name="P2"><text:span text:style-name="Strong_20_Emphasis">Summarize, represent, and interpret data on a single count or measurement variable</text:span>:</text:p>
              <text:list>
                <text:list-item>
                  <text:p text:style-name="P1"><text:span text:style-name="Emphasis">S-ID.4</text:span>: Use the mean and standard deviation of a data set to fit it to a normal distribution and to estimate population percentage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1:08:58.222200070</meta:creation-date>
    <dc:date>2024-12-25T11:17:31.142785475</dc:date>
    <meta:editing-duration>PT1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712" meta:character-count="4540" meta:non-whitespace-character-count="3935"/>
  </office:meta>
</office:document-meta>
</file>